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28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ccffff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6" table:default-cell-style-name="ce1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Sprint 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9" office:value-type="string" calcext:value-type="string">
            <text:p>*** Example Only – Set up a tab for EACH SPRINT ***</text:p>
          </table:table-cell>
          <table:table-cell table:number-columns-repeated="2"/>
          <table:table-cell table:style-name="ce11" table:number-columns-repeated="1016"/>
        </table:table-row>
        <table:table-row table:style-name="ro1">
          <table:table-cell office:value-type="string" calcext:value-type="string">
            <text:p>Start on</text:p>
          </table:table-cell>
          <table:table-cell table:style-name="ce5" office:value-type="date" office:date-value="2017-04-20" calcext:value-type="date">
            <text:p>04/20/17 12:00 AM</text:p>
          </table:table-cell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 office:value-type="string" calcext:value-type="string">
            <text:p>End on</text:p>
          </table:table-cell>
          <table:table-cell table:style-name="ce5" office:value-type="date" office:date-value="2017-05-02T07:00:00" calcext:value-type="date">
            <text:p>05/02/17 07:00 AM</text:p>
          </table:table-cell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 office:value-type="string" calcext:value-type="string">
            <text:p>Demo on</text:p>
          </table:table-cell>
          <table:table-cell table:style-name="ce5" office:value-type="date" office:date-value="2017-05-02" calcext:value-type="date">
            <text:p>05/02/17 12:00 AM</text:p>
          </table:table-cell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/>
          <table:table-cell table:style-name="ce6"/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 office:value-type="string" calcext:value-type="string">
            <text:p>Total Tasks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 office:value-type="string" calcext:value-type="string">
            <text:p>Day 1 Left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 office:value-type="string" calcext:value-type="string">
            <text:p>Day 2 Left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 office:value-type="string" calcext:value-type="string">
            <text:p>Day 3 Left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 office:value-type="string" calcext:value-type="string">
            <text:p>Day 4 Left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 office:value-type="string" calcext:value-type="string">
            <text:p>Day 5 Left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 office:value-type="string" calcext:value-type="string">
            <text:p>Day 6 Left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 office:value-type="string" calcext:value-type="string">
            <text:p>Day 7 Lef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1" table:number-columns-repeated="1016"/>
        </table:table-row>
        <table:table-row table:style-name="ro1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reate Robot model</text:p>
          </table:table-cell>
          <table:table-cell table:style-name="ce3" office:value-type="string" calcext:value-type="string">
            <text:p>Create_Robot_model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compile code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reate Robot model</text:p>
          </table:table-cell>
          <table:table-cell table:style-name="ce3" office:value-type="string" calcext:value-type="string">
            <text:p>Create_Robot_model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created another vector for storing string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reate Robot model</text:p>
          </table:table-cell>
          <table:table-cell table:style-name="ce3" office:value-type="string" calcext:value-type="string">
            <text:p>Create_Robot_model</text:p>
          </table:table-cell>
          <table:table-cell table:style-name="ce3" office:value-type="string" calcext:value-type="string">
            <text:p>debug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fix pointer bug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reate Robot model</text:p>
          </table:table-cell>
          <table:table-cell table:style-name="ce3" office:value-type="string" calcext:value-type="string">
            <text:p>Create_Robot_model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use vectors to store robot models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reate Robot model</text:p>
          </table:table-cell>
          <table:table-cell table:style-name="ce3" office:value-type="string" calcext:value-type="string">
            <text:p>Menu Selec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Design menu to provide user options</text:p>
          </table:table-cell>
          <table:table-cell table:style-name="ce10" office:value-type="string" calcext:value-type="string">
            <text:p>CO</text:p>
          </table:table-cell>
          <table:table-cell table:style-name="ce3" office:value-type="string" calcext:value-type="string">
            <text:p>browse a catalog of robot models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reate Robot model</text:p>
          </table:table-cell>
          <table:table-cell table:style-name="ce3" office:value-type="string" calcext:value-type="string">
            <text:p>Menu Selec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handling user input gracefully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reate Robot model</text:p>
          </table:table-cell>
          <table:table-cell table:style-name="ce3" office:value-type="string" calcext:value-type="string">
            <text:p>Menu Selection</text:p>
          </table:table-cell>
          <table:table-cell table:style-name="ce3" office:value-type="string" calcext:value-type="string">
            <text:p>debug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corrected exceptional case of user input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reate Robot model</text:p>
          </table:table-cell>
          <table:table-cell table:style-name="ce3" office:value-type="string" calcext:value-type="string">
            <text:p>Menu Selection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Design GUI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create user type</text:p>
          </table:table-cell>
          <table:table-cell table:style-name="ce3" office:value-type="string" calcext:value-type="string">
            <text:p>Menu Selection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Design GUI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GUI Dialogs</text:p>
          </table:table-cell>
          <table:table-cell table:style-name="ce3" office:value-type="string" calcext:value-type="string">
            <text:p>Robot_Parts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Design GUI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Define Robot Models</text:p>
          </table:table-cell>
          <table:table-cell table:style-name="ce3" office:value-type="string" calcext:value-type="string">
            <text:p>Robot_Models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Associated it with Beloved customer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Display Robot Models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Browse catalog for robots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browse catalog of robots via a <text:s/>GUI report</text:p>
          </table:table-cell>
          <table:table-cell table:number-columns-repeated="101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GUI Implementation</text:p>
          </table:table-cell>
          <table:table-cell table:style-name="ce3" office:value-type="string" calcext:value-type="string">
            <text:p>Robot_Model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compile code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GUI Implementation</text:p>
          </table:table-cell>
          <table:table-cell table:style-name="ce3" office:value-type="string" calcext:value-type="string">
            <text:p>Robot_Models</text:p>
          </table:table-cell>
          <table:table-cell table:style-name="ce3" office:value-type="string" calcext:value-type="string">
            <text:p>debug</text:p>
          </table:table-cell>
          <table:table-cell table:style-name="ce3" office:value-type="string" calcext:value-type="string">
            <text:p>NK</text:p>
          </table:table-cell>
          <table:table-cell office:value-type="string" calcext:value-type="string">
            <text:p>fix compilation error</text:p>
          </table:table-cell>
          <table:table-cell table:style-name="ce3" office:value-type="string" calcext:value-type="string">
            <text:p>CO</text:p>
          </table:table-cell>
          <table:table-cell table:style-name="ce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11:42:19.574101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30T11:45:21.235961180</dc:date>
    <meta:editing-duration>PT16H46M55S</meta:editing-duration>
    <meta:editing-cycles>59</meta:editing-cycles>
    <meta:generator>LibreOffice/5.1.6.2$Linux_X86_64 LibreOffice_project/10m0$Build-2</meta:generator>
    <meta:document-statistic meta:table-count="1" meta:cell-count="13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84cm" svg:y="1.32cm" svg:width="8.279cm" svg:height="2.103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'Sprint NN Backlog'.B6:'Sprint NN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